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29">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August 11, 2021 (09:36:2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
      <text:p text:style-name="P32"><text:s text:c="4"/>&lt;script data-external="1"</text:p>
      <text:p text:style-name="P33"><text:s text:c="12"/>src="https://utteranc.es/client.js"</text:p>
      <text:p text:style-name="P34"><text:s text:c="12"/>repo="csci-1301/{REPOSITORY_NAME}"</text:p>
      <text:p text:style-name="P35"><text:s text:c="12"/>label="comment" ....&gt;</text:p>
      <text:p text:style-name="P36"><text:s text:c="4"/>&lt;/script&gt;</text:p>
      <text:list text:style-name="L29">
        <text:list-item>
          <text:p text:style-name="P37">Commit change to template.html</text:p>
        </text:list-item>
        <text:list-item>
          <text:p text:style-name="P37">Make sure the feedback works after migration. If it does not, retrace your steps.</text:p>
        </text:list-item>
        <text:list-item>
          <text:p text:style-name="P37">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3:36:38Z</meta:creation-date>
    <dc:date>2021-08-11T13:36:38Z</dc:date>
    <meta:user-defined meta:name="date" meta:value-type="string">August  11, 2021 (09:36:2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